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4925in" fo:margin-right="0in" fo:text-indent="0in" style:auto-text-indent="false"/>
      <style:text-properties style:font-name="Arial"/>
    </style:style>
    <style:style style:name="P3" style:family="paragraph" style:parent-style-name="Standard" style:master-page-name="First_20_Page">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4" style:family="paragraph" style:parent-style-name="Header">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Budget Game</text:p>
      <text:p text:style-name="P1"/>
      <text:p text:style-name="P1">Goal: Over the next week, you and your group members will be creating a budget for the City of Austin for the 2017 year. You will receive an opportunity to present your budget to the actual City Council if your budget is selected!</text:p>
      <text:p text:style-name="P1"/>
      <text:p text:style-name="P1">You will need to use the information you have learned about the projects and initiatives that the city has taken on, as well as your understandings of the needs of your home district and other parts of Austin to create your budget. Your goal is for your budget to be balanced and fair, and to clearly explain and give rationale for your decisions of who to allot more money to, and where to trim excess.</text:p>
      <text:p text:style-name="P1"/>
      <text:p text:style-name="P1">Instructions: with your group, go to the website austinbudget.party</text:p>
      <text:p text:style-name="P1">You should see a home screen that asks you to build a budget. Click ‘Start Building!’</text:p>
      <text:p text:style-name="P1">On the next screen, you will receive information about how much money you have from the 2016-2017 general fund.</text:p>
      <text:p text:style-name="P1"/>
      <text:p text:style-name="P1">Take about ten minutes- until the end of class, to browse how the website works, and what some of the main expenditures are for the city of Austin.</text:p>
      <text:p text:style-name="P1"/>
      <text:p text:style-name="P1">Before you leave, answer the following question with your group (and be prepared to share out to the class):</text:p>
      <text:p text:style-name="P1"/>
      <text:p text:style-name="P2">What are five things that you notice when browsing the Budget Game (features, money amounts, how to get from one place to another, etc)</text:p>
      <text:p text:style-name="P2"/>
      <text:p text:style-name="P2">1.</text:p>
      <text:p text:style-name="P2"/>
      <text:p text:style-name="P2"/>
      <text:p text:style-name="P2"/>
      <text:p text:style-name="P2">2.</text:p>
      <text:p text:style-name="P2"/>
      <text:p text:style-name="P2"/>
      <text:p text:style-name="P2"/>
      <text:p text:style-name="P2">3.</text:p>
      <text:p text:style-name="P2"/>
      <text:p text:style-name="P2"/>
      <text:p text:style-name="P2"/>
      <text:p text:style-name="P2">4.</text:p>
      <text:p text:style-name="P2"/>
      <text:p text:style-name="P2"/>
      <text:p text:style-name="P2"/>
      <text:p text:style-name="P2">5.</text:p>
      <text:p text:style-name="P1"/>
      <text:p text:style-name="P1"/>
      <text:p text:style-name="P1"/>
      <text:p text:style-name="P1"><text:soft-page-break/>Get Excited! Next Class you will start to create your very own bu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8-01-06T11:25:32</meta:creation-date>
    <meta:document-statistic meta:table-count="0" meta:image-count="0" meta:object-count="0" meta:page-count="2" meta:paragraph-count="16" meta:word-count="257" meta:character-count="1406"/>
    <dc:date>2018-01-06T11:30:17</dc:date>
    <dc:creator>Iona Olive</dc:creator>
    <meta:editing-duration>PT4M46S</meta:editing-duration>
    <meta:editing-cycles>1</meta:editing-cycles>
    <meta:generator>OpenOffice/4.1.3$Unix OpenOffice.org_project/413m1$Build-9783</meta:generator>
  </office:meta>
</office:document-meta>
</file>